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chmod -R 777 *</text:span></text:p>
      <text:p text:style-name="Standard"><text:span text:style-name="Source_20_Text">sudo chmod +rwx Notice-CFA-2013-01_2.pdf</text:span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3:30:18.485682482</meta:creation-date>
    <dc:date>2020-12-07T13:34:24.136506362</dc:date>
    <meta:editing-duration>PT10M5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2" meta:word-count="8" meta:character-count="54" meta:non-whitespace-character-count="48"/>
  </office:meta>
</office:document-meta>
</file>